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HandlerConfig.PrefixHandlerConfig( String name , String hand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ixHandler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HandlerConfig.getHandl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